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/>
    <style:font-face style:name="Verdana" svg:font-family="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7">
      <style:paragraph-properties fo:text-align="start" style:justify-single-word="false"/>
    </style:style>
    <style:style style:name="P7" style:family="paragraph" style:parent-style-name="Standard" style:list-style-name="L8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0" style:family="paragraph" style:parent-style-name="Standard" style:list-style-name="L8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8pt" style:font-size-asian="18pt" style:font-size-complex="18pt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8pt" style:font-size-asian="18pt" style:font-size-complex="18pt"/>
    </style:style>
    <style:style style:name="P15" style:family="paragraph" style:parent-style-name="Standard" style:list-style-name="L11">
      <style:paragraph-properties fo:text-align="start" style:justify-single-word="false"/>
      <style:text-properties fo:font-size="18pt" style:font-size-asian="18pt" style:font-size-complex="18pt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8pt" style:font-size-asian="18pt" style:font-size-complex="18pt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T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000000" style:font-name="Times New Roman1" fo:font-size="14pt" fo:letter-spacing="normal" fo:font-style="normal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Operators</text:p>
      <text:p text:style-name="P2"/>
      <text:list xml:id="list2548595685394313874" text:style-name="L1">
        <text:list-item>
          <text:p text:style-name="P9"><text:s/>Arithmetic Operators</text:p>
        </text:list-item>
        <text:list-item>
          <text:p text:style-name="P9"><text:s/>Assignment Operators</text:p>
        </text:list-item>
        <text:list-item>
          <text:p text:style-name="P9"><text:s/>Comparison Operators</text:p>
        </text:list-item>
        <text:list-item>
          <text:p text:style-name="P9"><text:s/>Increment / Decrement Operators</text:p>
        </text:list-item>
        <text:list-item>
          <text:p text:style-name="P9"><text:s/>Logical Operators</text:p>
        </text:list-item>
      </text:list>
      <text:p text:style-name="P8"/>
      <text:list xml:id="list6545191195798740732" text:style-name="L2">
        <text:list-item>
          <text:p text:style-name="P13"><text:span text:style-name="T4">Arithmetic Operators</text:span></text:p>
          <text:p text:style-name="P4"><text:span text:style-name="T1"/></text:p>
        </text:list-item>
      </text:list>
      <text:list xml:id="list8083484178520280310" text:style-name="L4">
        <text:list-item>
          <text:p text:style-name="P5"><text:span text:style-name="T1">[+ (Addition), - (Subtraction), * (Multiplication), / (Division), % (Modulus), ** (Exponentiation)]</text:span></text:p>
          <text:p text:style-name="P5"><text:span text:style-name="T1"/></text:p>
        </text:list-item>
        <text:list-item>
          <text:p text:style-name="P5"><text:span text:style-name="T1">Exmaple: <text:s/><text:tab/></text:span></text:p>
          <text:p text:style-name="P5"><text:span text:style-name="T1">$x = 10;</text:span></text:p>
          <text:p text:style-name="P5"><text:span text:style-name="T1">$y = 5;</text:span></text:p>
        </text:list-item>
      </text:list>
      <text:p text:style-name="P3"><text:span text:style-name="T1"><text:tab/></text:span></text:p>
      <text:p text:style-name="P3"><text:span text:style-name="T1"><text:tab/>$x + $y = 16;</text:span></text:p>
      <text:p text:style-name="P3"><text:span text:style-name="T1"><text:tab/>$x - $y = 5;</text:span></text:p>
      <text:p text:style-name="P3"><text:span text:style-name="T1"><text:tab/>$x * $y = 50;</text:span></text:p>
      <text:p text:style-name="P3"><text:span text:style-name="T1"><text:tab/>$x / $y = 2;</text:span></text:p>
      <text:p text:style-name="P3"><text:span text:style-name="T1"><text:tab/>$x % $y = 0;</text:span></text:p>
      <text:p text:style-name="P3"><text:span text:style-name="T1"><text:tab/>$x ** $y = </text:span><text:span text:style-name="T3">100000</text:span><text:span text:style-name="T1"> ;</text:span></text:p>
      <text:p text:style-name="P3"><text:span text:style-name="T1"/></text:p>
      <text:list xml:id="list1911446748203252992" text:style-name="L6">
        <text:list-item>
          <text:p text:style-name="P14"><text:span text:style-name="T4">Assignment Operators</text:span></text:p>
        </text:list-item>
      </text:list>
      <text:p text:style-name="P3"><text:span text:style-name="T1"/></text:p>
      <text:list xml:id="list6381353874526906520" text:style-name="L7">
        <text:list-item>
          <text:p text:style-name="P6"><text:span text:style-name="T1">[+ (Addition), - (Subtraction), * (Multiplication), / (Division), % (Modulus)]</text:span></text:p>
        </text:list-item>
      </text:list>
      <text:p text:style-name="P3"><text:span text:style-name="T1"/></text:p>
      <text:list xml:id="list39817622" text:continue-list="list8083484178520280310" text:style-name="L4">
        <text:list-item>
          <text:p text:style-name="P5"><text:span text:style-name="T1">Exmaple: <text:s/><text:tab/></text:span></text:p>
          <text:p text:style-name="P5"><text:span text:style-name="T1">$x = 10; Result : 10</text:span></text:p>
        </text:list-item>
      </text:list>
      <text:p text:style-name="P3"><text:span text:style-name="T1"><text:tab/>$x += 10; Result : <text:s/>20</text:span></text:p>
      <text:list xml:id="list39841496" text:continue-numbering="true" text:style-name="L4">
        <text:list-header>
          <text:p text:style-name="P5"><text:span text:style-name="T1">$x -= 10; Result : 10</text:span></text:p>
          <text:p text:style-name="P5"><text:span text:style-name="T1">$x *= 10; Result : 100</text:span></text:p>
          <text:p text:style-name="P5"><text:span text:style-name="T1">$x /= 10; Result : 10</text:span></text:p>
          <text:p text:style-name="P5"><text:span text:style-name="T1">$x %= 10; Result : 0</text:span></text:p>
        </text:list-header>
      </text:list>
      <text:p text:style-name="P3"><text:span text:style-name="T5"/></text:p>
      <text:list xml:id="list3409198391588670087" text:style-name="L8">
        <text:list-item>
          <text:p text:style-name="P10"><text:soft-page-break/>Comparison Operators</text:p>
          <text:p text:style-name="P10"/>
        </text:list-item>
      </text:list>
      <text:list xml:id="list39833457" text:continue-list="list6381353874526906520" text:style-name="L7">
        <text:list-item>
          <text:p text:style-name="P11"><text:span text:style-name="T2">== (Equal), </text:span></text:p>
        </text:list-item>
        <text:list-item>
          <text:p text:style-name="P11"><text:span text:style-name="T2">=== (Identical), </text:span></text:p>
        </text:list-item>
        <text:list-item>
          <text:p text:style-name="P11"><text:span text:style-name="T2">!= (Not equal), </text:span></text:p>
        </text:list-item>
        <text:list-item>
          <text:p text:style-name="P11"><text:span text:style-name="T2">&lt;&gt; (Not equal), </text:span></text:p>
        </text:list-item>
        <text:list-item>
          <text:p text:style-name="P11"><text:span text:style-name="T2">!== (Not identical), </text:span></text:p>
        </text:list-item>
        <text:list-item>
          <text:p text:style-name="P11"><text:span text:style-name="T2">&gt; (Greater than), </text:span></text:p>
        </text:list-item>
        <text:list-item>
          <text:p text:style-name="P11"><text:span text:style-name="T2">&lt; (Less than), </text:span></text:p>
        </text:list-item>
        <text:list-item>
          <text:p text:style-name="P11"><text:span text:style-name="T2">&gt;= (Greater than or equal to), </text:span></text:p>
        </text:list-item>
        <text:list-item>
          <text:p text:style-name="P11"><text:span text:style-name="T2">&lt;= (Less than or equal to), </text:span></text:p>
        </text:list-item>
        <text:list-item>
          <text:p text:style-name="P11"><text:span text:style-name="T2">&lt;=&gt; (Spaceship)</text:span></text:p>
          <text:p text:style-name="P11"><text:span text:style-name="T2"/></text:p>
        </text:list-item>
        <text:list-item>
          <text:p text:style-name="P11"><text:span text:style-name="T2">Exmaple:</text:span></text:p>
        </text:list-item>
      </text:list>
      <text:p text:style-name="P8"><text:span text:style-name="T2"/></text:p>
      <text:p text:style-name="P17"><text:span text:style-name="T2">$x == $y :- Returns true if $x is equal to $y</text:span></text:p>
      <text:p text:style-name="P17"><text:span text:style-name="T2">$x === $y :- Returns true if $x is equal to $y, and they are of the same type</text:span></text:p>
      <text:p text:style-name="P17"><text:span text:style-name="T2">$x != $y :- Returns true if $x is not equal to $y</text:span></text:p>
      <text:p text:style-name="P17"><text:span text:style-name="T2">$x &lt;&gt; $y :- Returns true if $x is not equal to $y</text:span></text:p>
      <text:p text:style-name="P17"><text:span text:style-name="T2">$x !== $y :- Returns true if $x is not equal to $y, or they are not of the same type</text:span></text:p>
      <text:p text:style-name="P17"><text:span text:style-name="T2">$x &gt; $y :- Returns true if $x is greater than $y</text:span></text:p>
      <text:p text:style-name="P17"><text:span text:style-name="T2">$x &lt; $y :- Returns true if $x is less than $y</text:span></text:p>
      <text:p text:style-name="P17"><text:span text:style-name="T2">$x &gt;= $y :- Returns true if $x is greater than or equal to $y</text:span></text:p>
      <text:p text:style-name="P17"><text:span text:style-name="T2">$x &lt;= $y :- Returns true if $x is less than or equal to $y</text:span></text:p>
      <text:p text:style-name="P18"><text:span text:style-name="T1">$x &lt;=&gt; $y<text:tab/>:- Returns an integer less than, equal to, or greater than zero, depending on if $x is less than, equal to, or greater than $y. Introduced in PHP 7. demo (-1 less, same 0, greater 1)</text:span></text:p>
      <text:p text:style-name="P18"><text:span text:style-name="T1"/></text:p>
      <text:list xml:id="list39832642" text:continue-list="list3409198391588670087" text:style-name="L8">
        <text:list-item>
          <text:p text:style-name="P7"><text:span text:style-name="T1">Increment / Decrement Operators</text:span></text:p>
        </text:list-item>
      </text:list>
      <text:p text:style-name="P3"><text:span text:style-name="T1"/></text:p>
      <text:list xml:id="list39822083" text:continue-list="list39833457" text:style-name="L7">
        <text:list-item>
          <text:p text:style-name="P6"><text:span text:style-name="T1">[++$x (Pre-increment), $x++ (Post-increment), --$x (Pre-decrement), $x-- (Post-decrement)]</text:span></text:p>
          <text:p text:style-name="P6"><text:span text:style-name="T1"/></text:p>
        </text:list-item>
        <text:list-item>
          <text:p text:style-name="P6"><text:span text:style-name="T1">Exmaple:</text:span></text:p>
        </text:list-item>
      </text:list>
      <text:p text:style-name="P3"><text:span text:style-name="T1"/></text:p>
      <text:p text:style-name="P3"><text:soft-page-break/><text:span text:style-name="T1">echo $x = 10; result : 10</text:span></text:p>
      <text:p text:style-name="P3"><text:span text:style-name="T1">echo ++$x; <text:s/>result: 11</text:span></text:p>
      <text:p text:style-name="P3"><text:span text:style-name="T1">echo --$x; result : 10</text:span></text:p>
      <text:p text:style-name="P3"><text:span text:style-name="T1">echo $x++; result : 10</text:span></text:p>
      <text:p text:style-name="P3"><text:span text:style-name="T1">echo $x++; result : 11</text:span></text:p>
      <text:p text:style-name="P3"><text:span text:style-name="T1">echo $x--; result : 12</text:span></text:p>
      <text:p text:style-name="P3"><text:span text:style-name="T1">echo $x--; result : 11</text:span></text:p>
      <text:p text:style-name="P3"/>
      <text:list xml:id="list8167938755145115629" text:style-name="L11">
        <text:list-item>
          <text:p text:style-name="P15">Logical Operators</text:p>
        </text:list-item>
      </text:list>
      <text:p text:style-name="P12"/>
      <text:list xml:id="list39844962" text:continue-list="list39822083" text:style-name="L7">
        <text:list-item>
          <text:p text:style-name="P16"><text:span text:style-name="T1">[and, or, &amp;&amp;, ||, xor, not]</text:span></text:p>
          <text:p text:style-name="P16"><text:span text:style-name="T1"/></text:p>
        </text:list-item>
        <text:list-item>
          <text:p text:style-name="P16"><text:span text:style-name="T1">Exmaple:</text:span></text:p>
          <text:p text:style-name="P16"><text:span text:style-name="T1">$x and $y - True if both $x and $y are true</text:span></text:p>
          <text:p text:style-name="P16"><text:span text:style-name="T1">$x or $y - <text:s/>True if either $x or $y is true</text:span></text:p>
          <text:p text:style-name="P16"><text:span text:style-name="T1">$x xor $y<text:tab/>- True if either $x or $y is true, but not both</text:span></text:p>
          <text:p text:style-name="P16"><text:span text:style-name="T1">$x &amp;&amp; $y - True if both $x and $y are true</text:span></text:p>
          <text:p text:style-name="P16"><text:span text:style-name="T1">$x || $y - True if either $x or $y is true</text:span></text:p>
          <text:p text:style-name="P16"><text:span text:style-name="T1">!$x - True if $x is not tru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/>
    <style:font-face style:name="Verdana" svg:font-family="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8T19:02:43.18</meta:creation-date>
    <meta:document-statistic meta:table-count="0" meta:image-count="0" meta:object-count="0" meta:page-count="3" meta:paragraph-count="68" meta:word-count="497" meta:character-count="2155"/>
    <dc:date>2022-10-28T19:59:12.94</dc:date>
    <meta:editing-duration>PT9M5S</meta:editing-duration>
    <meta:editing-cycles>1</meta:editing-cycles>
    <meta:generator>OpenOffice/4.1.13$Win32 OpenOffice.org_project/4113m1$Build-9810</meta:generator>
  </office:meta>
</office:document-meta>
</file>